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7"><text:placeholder text:placeholder-type="text">&lt;if test="parameter"&gt;</text:placeholder></text:p>
      <text:p text:style-name="P27"><text:placeholder text:placeholder-type="text">&lt;parameter&gt;</text:placeholder></text:p>
      <text:p text:style-name="P27"/>
      <text:p text:style-name="P2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26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4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4">Q.</text:p>
          </table:table-cell>
          <table:covered-table-cell/>
          <table:table-cell table:style-name="Tabella1.A2" office:value-type="string">
            <text:p text:style-name="P24">UM</text:p>
          </table:table-cell>
          <table:table-cell table:style-name="Tabella1.A2" table:number-columns-spanned="2" office:value-type="string">
            <text:p text:style-name="P24">Prezzo</text:p>
          </table:table-cell>
          <table:covered-table-cell/>
          <table:table-cell table:style-name="Tabella1.J2" office:value-type="string">
            <text:p text:style-name="P24">Totale</text:p>
          </table:table-cell>
        </table:table-row>
        <table:table-row>
          <table:table-cell table:style-name="Tabella1.A3" table:number-columns-spanned="10" office:value-type="string">
            <text:p text:style-name="P14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3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: %s Kg, P.U.: %s)**' % (element.weight, element.pipe_material_id.last_price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0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2"><text:placeholder text:placeholder-type="text">&lt;um&gt;</text:placeholder></text:p>
          </table:table-cell>
          <table:table-cell table:style-name="Tabella1.H4" table:number-columns-spanned="2" office:value-type="string">
            <text:p text:style-name="P11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9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8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30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2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0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3">Manodopera</text:p>
          </table:table-cell>
          <table:covered-table-cell/>
          <table:table-cell table:style-name="Tabella1.A11" table:number-columns-spanned="6" office:value-type="string">
            <text:p text:style-name="P2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2">Totale</text:p>
          </table:table-cell>
          <table:covered-table-cell/>
        </table:table-row>
        <table:table-row>
          <table:table-cell table:style-name="Tabella1.A12" table:number-columns-spanned="10" office:value-type="string">
            <text:p text:style-name="P14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2" office:value-type="string">
            <text:p text:style-name="P8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4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0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3">Costi industriali</text:p>
          </table:table-cell>
          <table:covered-table-cell/>
          <table:table-cell table:style-name="Tabella1.A11" table:number-columns-spanned="6" office:value-type="string">
            <text:p text:style-name="P2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2" office:value-type="string">
            <text:p text:style-name="P22">Totale</text:p>
          </table:table-cell>
          <table:covered-table-cell/>
        </table:table-row>
        <table:table-row>
          <table:table-cell table:style-name="Tabella1.A19" table:number-columns-spanned="10" office:value-type="string">
            <text:p text:style-name="P14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2" office:value-type="string">
            <text:p text:style-name="P8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21" table:number-columns-spanned="10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0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6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5" office:value-type="string">
            <text:p text:style-name="P15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7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5" office:value-type="string">
            <text:p text:style-name="P15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19T12:00:44.004482320</dc:date>
    <meta:editing-duration>P7DT15H12M59S</meta:editing-duration>
    <meta:editing-cycles>80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1" meta:word-count="247" meta:character-count="2038" meta:non-whitespace-character-count="1849"/>
    <meta:user-defined meta:name="Info 1"/>
    <meta:user-defined meta:name="Info 2"/>
    <meta:user-defined meta:name="Info 3"/>
    <meta:user-defined meta:name="Info 4"/>
  </office:meta>
</office:document-meta>
</file>